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ea157" officeooo:paragraph-rsid="001ea157" style:font-name-complex="Arial1"/>
    </style:style>
    <style:style style:name="P2" style:family="paragraph" style:parent-style-name="Standard">
      <style:text-properties officeooo:paragraph-rsid="0019d081"/>
    </style:style>
    <style:style style:name="P3" style:family="paragraph" style:parent-style-name="Standard">
      <style:text-properties style:font-name="Liberation Serif" officeooo:rsid="001fe6ba" officeooo:paragraph-rsid="001fe6ba" style:font-name-complex="Arial1"/>
    </style:style>
    <style:style style:name="P4" style:family="paragraph" style:parent-style-name="Standard">
      <style:text-properties style:font-name="Liberation Serif" officeooo:rsid="001ea157" officeooo:paragraph-rsid="001ea157" style:font-name-complex="Arial1"/>
    </style:style>
    <style:style style:name="P5" style:family="paragraph" style:parent-style-name="Standard">
      <style:text-properties style:font-name="Liberation Serif" officeooo:rsid="001ea157" officeooo:paragraph-rsid="002570f2" style:font-name-complex="Arial1"/>
    </style:style>
    <style:style style:name="P6" style:family="paragraph" style:parent-style-name="Standard">
      <style:text-properties style:font-name="Liberation Serif" officeooo:rsid="0021cde5" officeooo:paragraph-rsid="0021cde5" style:font-name-complex="Arial1"/>
    </style:style>
    <style:style style:name="P7" style:family="paragraph" style:parent-style-name="Standard">
      <style:text-properties style:font-name="Liberation Serif" officeooo:rsid="0021cde5" officeooo:paragraph-rsid="002570f2" style:font-name-complex="Arial1"/>
    </style:style>
    <style:style style:name="P8" style:family="paragraph" style:parent-style-name="Standard">
      <style:text-properties officeooo:rsid="001fe6ba" officeooo:paragraph-rsid="001fe6ba"/>
    </style:style>
    <style:style style:name="P9" style:family="paragraph" style:parent-style-name="Standard">
      <style:text-properties officeooo:paragraph-rsid="0019d081"/>
    </style:style>
    <style:style style:name="T1" style:family="text">
      <style:text-properties officeooo:rsid="0019d081"/>
    </style:style>
    <style:style style:name="T2" style:family="text">
      <style:text-properties style:font-name="Liberation Serif" officeooo:rsid="001fe6ba" style:font-name-complex="Arial1"/>
    </style:style>
    <style:style style:name="T3" style:family="text">
      <style:text-properties officeooo:rsid="001fe6ba"/>
    </style:style>
    <style:style style:name="T4" style:family="text">
      <style:text-properties officeooo:rsid="002570f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<text:span text:style-name="T3">7</text:span></text:p>
      <text:p text:style-name="Standard">0<text:span text:style-name="T1">7</text:span>/<text:span text:style-name="T3">8</text:span>/15</text:p>
      <text:p text:style-name="Standard">CSC 2110 – Summer Term</text:p>
      <text:p text:style-name="Standard"/>
      <text:p text:style-name="P3">1) this is the reference to an object. *this is a pointer to the object.</text:p>
      <text:p text:style-name="P3"/>
      <text:p text:style-name="P3">2) line 4</text:p>
      <text:p text:style-name="P3"><text:tab/>secret operator&gt;=(const secret&amp; a, const secret&amp; b) const;</text:p>
      <text:p text:style-name="Standard"/>
      <text:p text:style-name="P8">3)</text:p>
      <text:p text:style-name="P8"/>
      <text:p text:style-name="P8"/>
      <text:p text:style-name="P2">4) <text:span text:style-name="T2">line 3</text:span></text:p>
      <text:p text:style-name="P2"><text:span text:style-name="T2"><text:tab/>friend mystery operator+(const mystery&amp; a, const mystery&amp; b);</text:span></text:p>
      <text:p text:style-name="Standard"><text:tab/></text:p>
      <text:p text:style-name="P8">5)</text:p>
      <text:p text:style-name="P8"><text:tab/></text:p>
      <text:p text:style-name="Standard"/>
      <text:p text:style-name="P1">6)</text:p>
      <text:p text:style-name="P1"><text:tab/>check slides chap 13</text:p>
      <text:p text:style-name="P1"><text:tab/>this.</text:p>
      <text:p text:style-name="P1">7)</text:p>
      <text:p text:style-name="P5"><text:tab/><text:span text:style-name="T4">a) friend ostream&amp; operator&gt;&gt;(strange&amp;, const strange&amp;);</text:span></text:p>
      <text:p text:style-name="P7"><text:tab/><text:span text:style-name="T4">b) strange operator=(const strange&amp; a);</text:span></text:p>
      <text:p text:style-name="P7"><text:span text:style-name="T4"><text:tab/>c) strange operator+(const strange&amp; a);</text:span></text:p>
      <text:p text:style-name="P7"><text:span text:style-name="T4"><text:tab/>d) strange operator==(const strange&amp; a);</text:span></text:p>
      <text:p text:style-name="P7"><text:tab/><text:span text:style-name="T4">e) strange operator++(const strange&amp; a);</text:span></text:p>
      <text:p text:style-name="P1"/>
      <text:p text:style-name="P1">8) a nd b are the same answer</text:p>
      <text:p text:style-name="P1"/>
      <text:p text:style-name="P6">9)</text:p>
      <text:p text:style-name="P6"><text:tab/></text:p>
      <text:p text:style-name="P6"><text:tab/></text:p>
      <text:section text:style-name="Sect1" text:name="Section1" text:protected="true">
        <text:section-source xlink:href="../../assignment7"/>
        <text:p text:style-name="Text_20_body"/>
      </text:section>
      <text:p text:style-name="P6">10)</text:p>
      <text:p text:style-name="P6"><text:tab/>a) 376</text:p>
      <text:p text:style-name="P6"><text:tab/>b) RobinsonLis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7-08T21:48:06.274925389</dc:date>
    <meta:editing-duration>P1DT16H35M24S</meta:editing-duration>
    <meta:editing-cycles>21</meta:editing-cycles>
    <meta:generator>LibreOffice/4.4.2.2$Linux_X86_64 LibreOffice_project/40m0$Build-2</meta:generator>
    <meta:document-statistic meta:table-count="0" meta:image-count="0" meta:object-count="0" meta:page-count="1" meta:paragraph-count="29" meta:word-count="95" meta:character-count="579" meta:non-whitespace-character-count="493"/>
  </office:meta>
</office:document-meta>
</file>